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aroline Earle Whit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5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seal of the Woman's Branch of the Pennsylvania Society for the Prevention of Cruelty to Animals]/</text:p>
      <text:p text:style-name="P3">THE WOMAN'S BRANCH/</text:p>
      <text:p text:style-name="P3">OF THE/</text:p>
      <text:p text:style-name="P3">PENNSYLVANIA SOCIETY/</text:p>
      <text:p text:style-name="P3">FOR THE/</text:p>
      <text:p text:style-name="P3">Prevention of Cruelty to Animals/</text:p>
      <text:p text:style-name="P3">No. 1701 CHESTNUT STREET,/</text:p>
      <text:p text:style-name="P3">Philadelphia, June 25<text:span text:style-name="T2">th</text:span><text:span text:style-name="T3"> 1891/</text:span></text:p>
      <text:p text:style-name="P2"><text:span text:style-name="T3">Rev Mr Morais,/</text:span></text:p>
      <text:p text:style-name="P2"><text:span text:style-name="T3"><text:tab/>Dear Sir,/</text:span></text:p>
      <text:p text:style-name="P2"><text:span text:style-name="T3"><text:tab/><text:tab/>I am very anxious to see you/ upon an important matter. <text:s/>Could you make/ it convenient to call upon me, or if you prefer/ could you meet me at our office No. 170 Chest-/nut st? <text:s/>I could see you any time to morrow/ (Friday) morning, or on next Monday afternoon./ <text:s/>On Tuesday I leave the city for the summer./ <text:s/>Regretting the necessity of troubling you, I am/ yours very truly/ Caroline Earle </text:span><text:soft-page-break/><text:span text:style-name="T3">White,/ Pres. of "Women's Branch"/ of Penn. S. P. C. A./</text:span></text:p>
      <text:p text:style-name="P2"><text:span text:style-name="T3">2024 Chestnut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20:17.72</meta:creation-date>
    <meta:document-statistic meta:table-count="0" meta:image-count="0" meta:object-count="0" meta:page-count="3" meta:paragraph-count="72" meta:word-count="294" meta:character-count="2000"/>
    <dc:date>2011-11-28T10:24:28.17</dc:date>
    <dc:creator>Penn Libraries</dc:creator>
    <meta:editing-duration>PT00H04M10S</meta:editing-duration>
    <meta:editing-cycles>1</meta:editing-cycles>
    <meta:generator>OpenOffice.org/3.2$Win32 OpenOffice.org_project/320m12$Build-9483</meta:generator>
  </office:meta>
</office:document-meta>
</file>